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9cm" fo:min-width="6.523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Symmetric_20_Arrow" draw:marker-end-width="0.254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opacity="0%" draw:fill-color="#ffffff" draw:textarea-horizontal-align="justify" draw:textarea-vertical-align="middle" draw:auto-grow-height="false" fo:min-height="0.639cm" fo:min-width="3.564cm"/>
      <style:paragraph-properties style:writing-mode="lr-tb"/>
    </style:style>
    <style:style style:name="gr4" style:family="graphic" style:parent-style-name="standard">
      <style:graphic-properties svg:stroke-opacity="0%" draw:fill-color="#ffffff" draw:textarea-horizontal-align="justify" draw:textarea-vertical-align="middle" draw:auto-grow-height="false" fo:min-height="0.639cm" fo:min-width="5.089cm"/>
      <style:paragraph-properties style:writing-mode="lr-tb"/>
    </style:style>
    <style:style style:name="gr5" style:family="graphic" style:parent-style-name="standard">
      <style:graphic-properties svg:stroke-width="0.035cm" draw:marker-start-width="0.252cm" draw:marker-end-width="0.252cm" svg:stroke-opacity="0%" draw:fill-color="#ffffff" draw:textarea-horizontal-align="justify" draw:textarea-vertical-align="middle" draw:auto-grow-height="false" fo:min-height="0.639cm" fo:min-width="5.089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5cm" fo:min-width="0.689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8d1d75" draw:fill-color="#8d1d75" draw:textarea-horizontal-align="justify" draw:textarea-vertical-align="middle" draw:auto-grow-height="false" fo:min-height="0.379cm" fo:min-width="0.129cm"/>
      <style:paragraph-properties style:writing-mode="lr-tb"/>
    </style:style>
    <style:style style:name="gr9" style:family="graphic" style:parent-style-name="standard">
      <style:graphic-properties svg:stroke-color="#ff5429" draw:fill-color="#ff860d" draw:textarea-horizontal-align="justify" draw:textarea-vertical-align="middle" draw:auto-grow-height="false" fo:min-height="0.86cm" fo:min-width="0.611cm"/>
      <style:paragraph-properties style:writing-mode="lr-tb"/>
    </style:style>
    <style:style style:name="gr10" style:family="graphic" style:parent-style-name="standard">
      <style:graphic-properties svg:stroke-color="#ff5429" draw:fill-color="#ff860d" draw:textarea-horizontal-align="justify" draw:textarea-vertical-align="middle" draw:auto-grow-height="false" fo:min-height="0.861cm" fo:min-width="0.611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draw:stroke="solid" svg:stroke-width="0.053cm" svg:stroke-color="#000000" draw:marker-start-width="0.28cm" draw:marker-end="Arrow" draw:marker-end-width="0.229cm" draw:fill="solid" draw:fill-color="#000000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svg:stroke-opacity="0%" draw:opacity="0%" draw:textarea-horizontal-align="justify" draw:textarea-vertical-align="middle" draw:auto-grow-height="false" fo:min-height="1.147cm" fo:min-width="2.548cm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79cm" draw:marker-end="Arrow" draw:marker-end-width="0.22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c921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end" style:writing-mode="lr-tb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end" style:writing-mode="lr-tb"/>
      <style:text-properties fo:font-size="14pt" style:font-size-asian="14pt" style:font-size-complex="14pt"/>
    </style:style>
    <style:style style:name="P6" style:family="paragraph"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color="#ffffff" style:font-name="Source Sans Pro Black" fo:font-weight="bold" style:font-weight-asian="bold" style:font-weight-complex="bold"/>
    </style:style>
    <style:style style:name="P9" style:family="paragraph">
      <loext:graphic-properties draw:fill-color="#8d1d75"/>
      <style:paragraph-properties fo:text-align="center" style:writing-mode="lr-tb"/>
      <style:text-properties fo:color="#ffffff" style:font-name="Source Sans Pro Black" fo:font-weight="bold" style:font-weight-asian="bold" style:font-weight-complex="bold"/>
    </style:style>
    <style:style style:name="P10" style:family="paragraph">
      <loext:graphic-properties draw:fill-color="#ff860d"/>
      <style:paragraph-properties fo:text-align="center" style:writing-mode="lr-tb"/>
      <style:text-properties fo:color="#ffffff" style:font-name="Source Sans Pro Black" fo:font-weight="bold" style:font-weight-asian="bold" style:font-weight-complex="bold"/>
    </style:style>
    <style:style style:name="P11" style:family="paragraph">
      <loext:graphic-properties draw:fill-color="#000000"/>
      <style:paragraph-properties fo:text-align="center" style:writing-mode="lr-tb"/>
      <style:text-properties fo:color="#ffffff" style:font-name="Source Sans Pro Black"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start"/>
      <style:text-properties fo:color="#c9211e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opacity="0%"/>
      <style:paragraph-properties fo:text-align="start"/>
      <style:text-properties fo:color="#c9211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fo:language="en" fo:country="GB" style:font-size-asian="14pt" style:font-size-complex="14pt"/>
    </style:style>
    <style:style style:name="T4" style:family="text">
      <style:text-properties fo:color="#ffffff" style:font-name="Source Sans Pro Black" fo:font-weight="bold" style:font-weight-asian="bold" style:font-weight-complex="bold"/>
    </style:style>
    <style:style style:name="T5" style:family="text">
      <style:text-properties fo:color="#c9211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191cm" svg:height="1.397cm" svg:x="5.025cm" svg:y="3.413cm">
          <text:p text:style-name="P1">Draw board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191cm" svg:height="1.397cm" svg:x="5.025cm" svg:y="6.722cm">
          <text:p text:style-name="P1">One piece select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7.191cm" svg:height="1.397cm" svg:x="5.025cm" svg:y="10.032cm">
          <text:p text:style-name="P1">A second piece selected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7.191cm" svg:height="1.397cm" svg:x="5.025cm" svg:y="13.341cm">
          <text:p text:style-name="P1">A third piece select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7.191cm" svg:height="1.397cm" svg:x="5.025cm" svg:y="16.651cm">
          <text:p text:style-name="P1">A fourth piece selected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7.191cm" svg:height="1.397cm" svg:x="5.025cm" svg:y="19.923cm">
          <text:p text:style-name="P1">Update board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8.62cm" svg:y1="4.81cm" svg:x2="8.62cm" svg:y2="6.722cm" draw:start-shape="id1" draw:start-glue-point="2" draw:end-shape="id2" draw:end-glue-point="0" svg:d="M8620 4810v1912" svg:viewBox="0 0 1 1913">
          <text:p/>
        </draw:connector>
        <draw:connector draw:style-name="gr2" draw:text-style-name="P3" draw:layer="layout" draw:type="line" svg:x1="8.62cm" svg:y1="8.119cm" svg:x2="8.62cm" svg:y2="10.032cm" draw:start-shape="id2" draw:start-glue-point="2" draw:end-shape="id3" draw:end-glue-point="0" svg:d="M8620 8119v1913" svg:viewBox="0 0 1 1914">
          <text:p/>
        </draw:connector>
        <draw:connector draw:style-name="gr2" draw:text-style-name="P3" draw:layer="layout" draw:type="line" svg:x1="8.62cm" svg:y1="11.429cm" svg:x2="8.62cm" svg:y2="13.341cm" draw:start-shape="id3" draw:start-glue-point="2" draw:end-shape="id4" draw:end-glue-point="0" svg:d="M8620 11429v1912" svg:viewBox="0 0 1 1913">
          <text:p/>
        </draw:connector>
        <draw:connector draw:style-name="gr2" draw:text-style-name="P3" draw:layer="layout" draw:type="line" svg:x1="8.62cm" svg:y1="14.738cm" svg:x2="8.62cm" svg:y2="16.651cm" draw:start-shape="id4" draw:start-glue-point="2" draw:end-shape="id5" draw:end-glue-point="0" svg:d="M8620 14738v1913" svg:viewBox="0 0 1 1914">
          <text:p/>
        </draw:connector>
        <draw:connector draw:style-name="gr2" draw:text-style-name="P3" draw:layer="layout" draw:type="line" svg:x1="8.62cm" svg:y1="18.048cm" svg:x2="8.62cm" svg:y2="19.923cm" draw:start-shape="id5" draw:start-glue-point="2" draw:end-shape="id6" draw:end-glue-point="0" svg:d="M8620 18048v1875" svg:viewBox="0 0 1 1876">
          <text:p/>
        </draw:connector>
        <draw:connector draw:style-name="gr2" draw:text-style-name="P3" draw:layer="layout" draw:line-skew="0cm -0.458cm" svg:x1="8.62cm" svg:y1="21.32cm" svg:x2="8.62cm" svg:y2="3.413cm" draw:start-shape="id6" draw:start-glue-point="2" draw:end-shape="id1" draw:end-glue-point="0" svg:d="M8620 21320v518h-4572v-18944h4572v519" svg:viewBox="0 0 4573 18945">
          <text:p/>
        </draw:connector>
        <draw:custom-shape draw:style-name="gr3" draw:text-style-name="P5" draw:layer="layout" svg:width="4.064cm" svg:height="0.889cm" svg:x="4.429cm" svg:y="5.237cm">
          <text:p text:style-name="P4"><text:span text:style-name="T1">Mouse dow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0.889cm" svg:x="4.529cm" svg:y="8.62cm">
          <text:p text:style-name="P4"><text:span text:style-name="T1">Mouse move to</text:span></text:p>
          <text:p text:style-name="P4"><text:span text:style-name="T1">a second pie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0.889cm" svg:x="4.44cm" svg:y="11.922cm">
          <text:p text:style-name="P4"><text:span text:style-name="T1">Mouse move to</text:span></text:p>
          <text:p text:style-name="P4"><text:span text:style-name="T1">a third pie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0.889cm" svg:x="4.44cm" svg:y="15.224cm">
          <text:p text:style-name="P4"><text:span text:style-name="T1">Mouse move to</text:span></text:p>
          <text:p text:style-name="P4"><text:span text:style-name="T2">a fourth</text:span><text:span text:style-name="T1"> pie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0.889cm" svg:x="4.44cm" svg:y="18.526cm">
          <text:p text:style-name="P4"><text:span text:style-name="T1">Mouse u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7" draw:layer="layout" svg:width="5.589cm" svg:height="0.889cm" svg:x="8.72cm" svg:y="27.343cm">
          <text:p text:style-name="P6"><text:span text:style-name="T1">… </text:span><text:span text:style-name="T1">but there are no more </text:span></text:p>
          <text:p text:style-name="P6"><text:span text:style-name="T1">possible mov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589cm" svg:height="0.889cm" svg:x="8.747cm" svg:y="14.897cm">
          <text:p text:style-name="P6"><text:span text:style-name="T1">… </text:span><text:span text:style-name="T1">but released </text:span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9cm" svg:height="0.889cm" svg:x="8.739cm" svg:y="24.013cm">
          <text:p text:style-name="P6"><text:span text:style-name="T1">… </text:span><text:span text:style-name="T1">but out of boar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589cm" svg:height="0.889cm" svg:x="8.747cm" svg:y="20.331cm">
          <text:p text:style-name="P6"><text:span text:style-name="T1">… </text:span><text:span text:style-name="T1">but made a circ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064cm" svg:height="0.889cm" svg:x="8.754cm" svg:y="6.704cm">
          <text:p text:style-name="P6"><text:span text:style-name="T1">… </text:span><text:span text:style-name="T1">but out of 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9cm" svg:height="0.889cm" svg:x="8.747cm" svg:y="8.389cm">
          <text:p text:style-name="P6"><text:span text:style-name="T1">… </text:span><text:span text:style-name="T1">but still on first piec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9cm" svg:height="0.889cm" svg:x="8.747cm" svg:y="9.998cm">
          <text:p text:style-name="P6"><text:span text:style-name="T1">… </text:span><text:span text:style-name="T1">but of a </text:span><text:span text:style-name="T1">different </text:span><text:span text:style-name="T3">colou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89cm" svg:height="0.889cm" svg:x="8.747cm" svg:y="11.722cm">
          <text:p text:style-name="P6"><text:span text:style-name="T1">… </text:span><text:span text:style-name="T1">but not a </text:span><text:span text:style-name="T3">neighbou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589cm" svg:height="0.889cm" svg:x="8.72cm" svg:y="16.748cm">
          <text:p text:style-name="P6"><text:span text:style-name="T1">… </text:span><text:span text:style-name="T1">but back to first piec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064cm" svg:height="0.889cm" svg:x="8.72cm" svg:y="3.213cm">
          <text:p text:style-name="P6"><text:span text:style-name="T1">… </text:span><text:span text:style-name="T1">but out of bo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7.191cm" svg:height="1.397cm" svg:x="5.025cm" svg:y="1.573cm">
          <text:p text:style-name="P1">Draw board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7.191cm" svg:height="1.397cm" svg:x="5.025cm" svg:y="4.882cm">
          <text:p text:style-name="P1">One piece select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7.191cm" svg:height="1.397cm" svg:x="5.025cm" svg:y="13.511cm">
          <text:p text:style-name="P1">A second piece selected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7.191cm" svg:height="1.397cm" svg:x="5.025cm" svg:y="18.818cm">
          <text:p text:style-name="P1">A third piece select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7.191cm" svg:height="1.397cm" svg:x="5.025cm" svg:y="22.42cm">
          <text:p text:style-name="P1">A fourth piece selected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7.191cm" svg:height="1.397cm" svg:x="5.025cm" svg:y="25.741cm">
          <text:p text:style-name="P1">Update board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8.62cm" svg:y1="2.97cm" svg:x2="8.62cm" svg:y2="4.882cm" draw:start-shape="id7" draw:start-glue-point="2" draw:end-shape="id8" draw:end-glue-point="0" svg:d="M8620 2970v1912" svg:viewBox="0 0 1 1913">
          <text:p/>
        </draw:connector>
        <draw:connector draw:style-name="gr2" draw:text-style-name="P3" draw:layer="layout" draw:type="line" svg:x1="8.62cm" svg:y1="6.279cm" svg:x2="8.62cm" svg:y2="13.511cm" draw:start-shape="id8" draw:start-glue-point="2" draw:end-shape="id9" draw:end-glue-point="0" svg:d="M8620 6279v7232" svg:viewBox="0 0 1 7233">
          <text:p/>
        </draw:connector>
        <draw:connector draw:style-name="gr2" draw:text-style-name="P3" draw:layer="layout" draw:type="line" svg:x1="8.62cm" svg:y1="14.908cm" svg:x2="8.62cm" svg:y2="18.818cm" draw:start-shape="id9" draw:start-glue-point="2" draw:end-shape="id10" draw:end-glue-point="0" svg:d="M8620 14908v3910" svg:viewBox="0 0 1 3911">
          <text:p/>
        </draw:connector>
        <draw:connector draw:style-name="gr2" draw:text-style-name="P3" draw:layer="layout" draw:type="line" svg:x1="8.62cm" svg:y1="20.215cm" svg:x2="8.62cm" svg:y2="22.42cm" draw:start-shape="id10" draw:start-glue-point="2" draw:end-shape="id11" draw:end-glue-point="0" svg:d="M8620 20215v2205" svg:viewBox="0 0 1 2206">
          <text:p/>
        </draw:connector>
        <draw:connector draw:style-name="gr2" draw:text-style-name="P3" draw:layer="layout" draw:type="line" svg:x1="8.62cm" svg:y1="23.817cm" svg:x2="8.62cm" svg:y2="25.741cm" draw:start-shape="id11" draw:start-glue-point="2" draw:end-shape="id12" draw:end-glue-point="0" svg:d="M8620 23817v1924" svg:viewBox="0 0 1 1925">
          <text:p/>
        </draw:connector>
        <draw:connector draw:style-name="gr2" draw:text-style-name="P3" draw:layer="layout" draw:line-skew="1.411cm -0.458cm" svg:x1="8.62cm" svg:y1="27.138cm" svg:x2="8.62cm" svg:y2="1.573cm" draw:start-shape="id12" draw:start-glue-point="2" draw:end-shape="id7" draw:end-glue-point="0" svg:d="M8620 27138v1929h-4572v-28013h4572v519" svg:viewBox="0 0 4573 28014">
          <text:p/>
        </draw:connector>
        <draw:custom-shape draw:style-name="gr3" draw:text-style-name="P5" draw:layer="layout" svg:width="4.064cm" svg:height="0.889cm" svg:x="4.429cm" svg:y="3.224cm">
          <text:p text:style-name="P4"><text:span text:style-name="T1">Mouse dow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0.889cm" svg:x="4.529cm" svg:y="10.082cm">
          <text:p text:style-name="P4"><text:span text:style-name="T1">To a second pie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0.889cm" svg:x="4.44cm" svg:y="17.802cm">
          <text:p text:style-name="P4"><text:span text:style-name="T1">To a third pie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0.889cm" svg:x="4.44cm" svg:y="21.347cm">
          <text:p text:style-name="P4"><text:span text:style-name="T1">To </text:span><text:span text:style-name="T2">a fourth</text:span><text:span text:style-name="T1"> pie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0.889cm" svg:x="4.44cm" svg:y="24.014cm">
          <text:p text:style-name="P4"><text:span text:style-name="T1">Mouse u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1.351cm" svg:height="1.397cm" svg:x="14.889cm" svg:y="3.478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4" draw:id="id14" draw:layer="layout" svg:width="1.351cm" svg:height="1.397cm" svg:x="14.889cm" svg:y="7.034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5" draw:id="id15" draw:layer="layout" svg:width="1.351cm" svg:height="1.397cm" svg:x="14.889cm" svg:y="8.74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6" draw:id="id16" draw:layer="layout" svg:width="1.351cm" svg:height="1.397cm" svg:x="14.889cm" svg:y="10.445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7" draw:id="id17" draw:layer="layout" svg:width="1.351cm" svg:height="1.397cm" svg:x="14.889cm" svg:y="12.114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8" draw:id="id18" draw:layer="layout" svg:width="1.351cm" svg:height="1.397cm" svg:x="14.889cm" svg:y="16.913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8.62cm" svg:y1="2.97cm" svg:x2="14.889cm" svg:y2="4.176cm" draw:start-shape="id7" draw:start-glue-point="2" draw:end-shape="id13" draw:end-glue-point="3" svg:d="M8620 2970v1206h6269" svg:viewBox="0 0 6270 1207">
          <text:p/>
        </draw:connector>
        <draw:connector draw:style-name="gr7" draw:text-style-name="P3" draw:layer="layout" svg:x1="8.62cm" svg:y1="6.279cm" svg:x2="14.889cm" svg:y2="7.732cm" draw:start-shape="id8" draw:start-glue-point="2" draw:end-shape="id14" draw:end-glue-point="3" svg:d="M8620 6279v1453h6269" svg:viewBox="0 0 6270 1454">
          <text:p/>
        </draw:connector>
        <draw:connector draw:style-name="gr7" draw:text-style-name="P3" draw:layer="layout" svg:x1="8.62cm" svg:y1="6.279cm" svg:x2="14.889cm" svg:y2="9.438cm" draw:start-shape="id8" draw:start-glue-point="2" draw:end-shape="id15" draw:end-glue-point="3" svg:d="M8620 6279v3159h6269" svg:viewBox="0 0 6270 3160">
          <text:p/>
        </draw:connector>
        <draw:connector draw:style-name="gr7" draw:text-style-name="P3" draw:layer="layout" svg:x1="8.62cm" svg:y1="6.279cm" svg:x2="14.889cm" svg:y2="11.143cm" draw:start-shape="id8" draw:start-glue-point="2" draw:end-shape="id16" draw:end-glue-point="3" svg:d="M8620 6279v4864h6269" svg:viewBox="0 0 6270 4865">
          <text:p/>
        </draw:connector>
        <draw:custom-shape draw:style-name="gr6" draw:text-style-name="P2" xml:id="id19" draw:id="id19" draw:layer="layout" svg:width="1.351cm" svg:height="1.397cm" svg:x="14.843cm" svg:y="20.496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8.62cm" svg:y1="6.279cm" svg:x2="14.889cm" svg:y2="12.812cm" draw:start-shape="id8" draw:start-glue-point="2" draw:end-shape="id17" draw:end-glue-point="3" svg:d="M8620 6279v6533h6269" svg:viewBox="0 0 6270 6534">
          <text:p/>
        </draw:connector>
        <draw:connector draw:style-name="gr7" draw:text-style-name="P3" draw:layer="layout" svg:x1="8.62cm" svg:y1="14.908cm" svg:x2="14.889cm" svg:y2="17.611cm" draw:start-shape="id9" draw:start-glue-point="2" draw:end-shape="id18" draw:end-glue-point="3" svg:d="M8620 14908v2703h6269" svg:viewBox="0 0 6270 2704">
          <text:p/>
        </draw:connector>
        <draw:custom-shape draw:style-name="gr3" draw:text-style-name="P5" draw:layer="layout" svg:width="4.064cm" svg:height="0.889cm" svg:x="4.429cm" svg:y="6.653cm">
          <text:p text:style-name="P4"><text:span text:style-name="T1">Mouse mov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0.889cm" svg:x="4.429cm" svg:y="16.713cm">
          <text:p text:style-name="P4"><text:span text:style-name="T1">Mouse 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0" draw:id="id20" draw:layer="layout" svg:width="1.351cm" svg:height="1.397cm" svg:x="14.843cm" svg:y="24.241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8.62cm" svg:y1="20.215cm" svg:x2="14.843cm" svg:y2="21.194cm" draw:start-shape="id10" draw:start-glue-point="2" draw:end-shape="id19" draw:end-glue-point="3" svg:d="M8620 20215v979h6223" svg:viewBox="0 0 6224 980">
          <text:p/>
        </draw:connector>
        <draw:custom-shape draw:style-name="gr3" draw:text-style-name="P5" draw:layer="layout" svg:width="4.064cm" svg:height="0.889cm" svg:x="4.429cm" svg:y="20.277cm">
          <text:p text:style-name="P4"><text:span text:style-name="T1">Mouse mov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62cm" svg:y1="23.817cm" svg:x2="14.843cm" svg:y2="24.939cm" draw:start-shape="id11" draw:start-glue-point="2" draw:end-shape="id20" svg:d="M8620 23817v1122h6223" svg:viewBox="0 0 6224 1123">
          <text:p/>
        </draw:connector>
        <draw:custom-shape draw:style-name="gr6" draw:text-style-name="P2" xml:id="id21" draw:id="id21" draw:layer="layout" svg:width="1.351cm" svg:height="1.397cm" svg:x="14.843cm" svg:y="27.751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8.62cm" svg:y1="27.138cm" svg:x2="14.843cm" svg:y2="28.449cm" draw:start-shape="id12" draw:start-glue-point="2" draw:end-shape="id21" draw:end-glue-point="3" svg:d="M8620 27138v1311h6223" svg:viewBox="0 0 6224 1312">
          <text:p/>
        </draw:connector>
        <draw:custom-shape draw:style-name="gr6" draw:text-style-name="P2" xml:id="id22" draw:id="id22" draw:layer="layout" svg:width="1.351cm" svg:height="1.397cm" svg:x="14.889cm" svg:y="15.197cm">
          <text:p text:style-name="P1">?</text:p>
          <draw:enhanced-geometry svg:viewBox="0 0 21600 21600" draw:path-stretchpoint-x="10800" draw:path-stretchpoint-y="10800" draw:text-areas="?f3 ?f4 ?f5 ?f6" draw:type="round-rectangle" draw:modifiers="3538.1974248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8.62cm" svg:y1="14.908cm" svg:x2="14.889cm" svg:y2="15.895cm" draw:start-shape="id9" draw:start-glue-point="2" draw:end-shape="id22" draw:end-glue-point="3" svg:d="M8620 14908v987h6269" svg:viewBox="0 0 6270 988">
          <text:p/>
        </draw:connector>
        <draw:custom-shape draw:style-name="gr8" draw:text-style-name="P9" draw:layer="layout" svg:width="0.889cm" svg:height="0.889cm" svg:x="5.699cm" svg:y="1.762cm">
          <text:p text:style-name="P8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89cm" svg:height="0.889cm" svg:x="4.302cm" svg:y="3.159cm">
          <text:p text:style-name="P8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89cm" svg:height="0.889cm" svg:x="4.302cm" svg:y="6.615cm">
          <text:p text:style-name="P8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89cm" svg:height="0.889cm" svg:x="16.494cm" svg:y="15.478cm">
          <text:p text:style-name="P8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89cm" svg:height="0.889cm" svg:x="5.445cm" svg:y="25.892cm">
          <text:p text:style-name="P8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89cm" svg:height="0.889cm" svg:x="7.477cm" svg:y="27.416cm">
          <text:p text:style-name="P8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889cm" svg:height="0.889cm" svg:x="16.367cm" svg:y="27.924cm">
          <text:p text:style-name="P8"><text:span text:style-name="T4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9" draw:text-style-name="P10" draw:layer="layout" svg:width="1.569cm" svg:height="1.568cm" svg:x="7.477cm" svg:y="10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0" draw:layer="layout" svg:width="1.569cm" svg:height="1.569cm" svg:x="7.477cm" svg:y="12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569cm" svg:height="1.568cm" svg:x="9.718cm" svg:y="10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xml:id="id23" draw:id="id23" draw:layer="layout" svg:width="0.223cm" svg:height="0.224cm" svg:x="8.15cm" svg:y="11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xml:id="id24" draw:id="id24" draw:layer="layout" svg:width="0.223cm" svg:height="0.223cm" svg:x="8.15cm" svg:y="13.5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xml:id="id25" draw:id="id25" draw:layer="layout" svg:width="0.224cm" svg:height="0.224cm" svg:x="10.391cm" svg:y="11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12" draw:layer="layout" draw:type="line" svg:x1="8.262cm" svg:y1="11.439cm" svg:x2="8.262cm" svg:y2="13.566cm" draw:start-shape="id23" draw:start-glue-point="8" draw:end-shape="id24" draw:end-glue-point="4" svg:d="M8262 11439v2127" svg:viewBox="0 0 1 2128">
          <text:p/>
        </draw:connector>
        <draw:connector draw:style-name="gr12" draw:text-style-name="P12" draw:layer="layout" draw:type="line" svg:x1="8.341cm" svg:y1="13.598cm" svg:x2="10.423cm" svg:y2="11.407cm" draw:start-shape="id24" draw:start-glue-point="11" draw:end-shape="id25" draw:end-glue-point="7" svg:d="M8341 13598l2082-2191" svg:viewBox="0 0 2083 2192">
          <text:p/>
        </draw:connector>
        <draw:connector draw:style-name="gr12" draw:text-style-name="P12" draw:layer="layout" draw:type="line" svg:x1="10.391cm" svg:y1="11.327cm" svg:x2="8.373cm" svg:y2="11.327cm" draw:start-shape="id25" draw:start-glue-point="6" draw:end-shape="id23" draw:end-glue-point="10" svg:d="M10391 11327h-2018" svg:viewBox="0 0 2019 1">
          <text:p/>
        </draw:connector>
        <draw:custom-shape draw:style-name="gr9" draw:text-style-name="P10" draw:layer="layout" svg:width="1.569cm" svg:height="1.568cm" svg:x="4.937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4" draw:layer="layout" svg:width="3.048cm" svg:height="1.397cm" svg:x="11.287cm" svg:y="7.985cm">
          <text:p text:style-name="P13"><text:span text:style-name="T5">Circle, </text:span></text:p>
          <text:p text:style-name="P13"><text:span text:style-name="T5">not allow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26" draw:id="id26" draw:layer="layout" svg:width="0.224cm" svg:height="0.224cm" svg:x="5.61cm" svg:y="11.2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" draw:text-style-name="P3" draw:layer="layout" draw:type="line" svg:x1="8.15cm" svg:y1="11.327cm" svg:x2="5.834cm" svg:y2="11.328cm" draw:start-shape="id23" draw:start-glue-point="6" draw:end-shape="id26" draw:end-glue-point="10" svg:d="M8150 11327l-2316 1" svg:viewBox="0 0 2317 2">
          <text:p/>
        </draw:connector>
        <draw:path draw:style-name="gr15" draw:text-style-name="P3" draw:layer="layout" svg:width="2.14cm" svg:height="0.781cm" draw:transform="rotate (-2.68134932983889) translate (11.6811959247521cm 9.41305080635281cm)" svg:viewBox="0 0 2141 782" svg:d="M0 743c384 164 584-237 853-397 386-229 744 339 1052-135l236-211">
          <text:p/>
        </draw:path>
        <draw:path draw:style-name="gr15" draw:text-style-name="P3" draw:layer="layout" svg:width="3.665cm" svg:height="4.162cm" draw:transform="rotate (2.72410989651275) translate (10.0562407320308cm 14.8401229517795cm)" svg:viewBox="0 0 3666 4163" svg:d="M2001 3962c179 12 366 7 530-74 159-79 360-127 416-329 57-204 276-318 314-526 45-242 240-382 286-625 37-197 195-415 75-629-83-148-160-306-297-414-128-102-190-258-298-383-121-140-205-313-342-443-129-124-199-307-390-373-189-66-381-196-585-160-179 33-340 131-498 221-162 93-267 254-367 405-111 167-237 316-345 491-94 153-212 293-297 453-98 184-164 380-191 583-24 176-12 357 40 529 54 175 80 359 154 527 68 152 126 310 230 445 102 133 215 256 393 308 188 54 362 153 551 189 163 30 316-58 460-123l146-33 108-48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08:01:37.551752986</meta:creation-date>
    <dc:date>2020-07-18T14:55:16.103941439</dc:date>
    <meta:editing-duration>PT2H1M</meta:editing-duration>
    <meta:editing-cycles>9</meta:editing-cycles>
    <meta:generator>LibreOffice/6.4.5.2$Linux_X86_64 LibreOffice_project/a726b36747cf2001e06b58ad5db1aa3a9a1872d6</meta:generator>
    <meta:document-statistic meta:object-count="89"/>
  </office:meta>
</office:document-meta>
</file>